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Pictures/2000000D000000DD000000DD305D4BF5.svm"/>
  <manifest:file-entry manifest:media-type="" manifest:full-path="Object 1/Pictures/2000000D000000DD000000DD3112C6A4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0.5866in"/>
    </style:style>
    <style:style style:name="co3" style:family="table-column">
      <style:table-column-properties fo:break-before="auto" style:column-width="0.3846in"/>
    </style:style>
    <style:style style:name="co4" style:family="table-column">
      <style:table-column-properties fo:break-before="auto" style:column-width="0.2362in"/>
    </style:style>
    <style:style style:name="co5" style:family="table-column">
      <style:table-column-properties fo:break-before="auto" style:column-width="0.2736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356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93666666666667">
            <text:p>0.9366666667</text:p>
          </table:table-cell>
          <table:table-cell table:formula="of:=[.F1]*100" office:value-type="float" office:value="93.666666666667">
            <text:p>93.6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7866666666667">
            <text:p>0.8786666667</text:p>
          </table:table-cell>
          <table:table-cell table:formula="of:=[.F2]*100" office:value-type="float" office:value="87.866666666667">
            <text:p>87.8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71666666666667">
            <text:p>0.7166666667</text:p>
          </table:table-cell>
          <table:table-cell table:formula="of:=[.F3]*100" office:value-type="float" office:value="71.666666666667">
            <text:p>71.6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1866666666667">
            <text:p>0.4186666667</text:p>
          </table:table-cell>
          <table:table-cell table:formula="of:=[.F4]*100" office:value-type="float" office:value="41.866666666667">
            <text:p>41.8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5666666666667">
            <text:p>0.2566666667</text:p>
          </table:table-cell>
          <table:table-cell table:formula="of:=[.F5]*100" office:value-type="float" office:value="25.666666666667">
            <text:p>25.6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24">
            <text:p>0.124</text:p>
          </table:table-cell>
          <table:table-cell table:formula="of:=[.F6]*100" office:value-type="float" office:value="12.4">
            <text:p>12.4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8666666666667">
            <text:p>0.0786666667</text:p>
          </table:table-cell>
          <table:table-cell table:formula="of:=[.F7]*100" office:value-type="float" office:value="7.8666666666667">
            <text:p>7.8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6666666666667">
            <text:p>0.0666666667</text:p>
          </table:table-cell>
          <table:table-cell table:formula="of:=[.F8]*100" office:value-type="float" office:value="6.6666666666667">
            <text:p>6.6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2666666666667">
            <text:p>0.0626666667</text:p>
          </table:table-cell>
          <table:table-cell table:formula="of:=[.F9]*100" office:value-type="float" office:value="6.2666666666667">
            <text:p>6.2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0666666666667">
            <text:p>0.0706666667</text:p>
          </table:table-cell>
          <table:table-cell table:formula="of:=[.F10]*100" office:value-type="float" office:value="7.0666666666667">
            <text:p>7.0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6">
            <text:p>0.076</text:p>
          </table:table-cell>
          <table:table-cell table:formula="of:=[.F11]*100" office:value-type="float" office:value="7.6">
            <text:p>7.6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0933333333334">
            <text:p>0.8093333333</text:p>
          </table:table-cell>
          <table:table-cell table:formula="of:=[.F12]*100" office:value-type="float" office:value="80.933333333334">
            <text:p>80.9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8466666666667">
            <text:p>0.6846666667</text:p>
          </table:table-cell>
          <table:table-cell table:formula="of:=[.F13]*100" office:value-type="float" office:value="68.466666666667">
            <text:p>68.4666666667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68">
            <text:p>0.468</text:p>
          </table:table-cell>
          <table:table-cell table:formula="of:=[.F14]*100" office:value-type="float" office:value="46.8">
            <text:p>46.8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9066666666667">
            <text:p>0.2906666667</text:p>
          </table:table-cell>
          <table:table-cell table:formula="of:=[.F15]*100" office:value-type="float" office:value="29.066666666667">
            <text:p>29.0666666667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88">
            <text:p>0.188</text:p>
          </table:table-cell>
          <table:table-cell table:formula="of:=[.F16]*100" office:value-type="float" office:value="18.8">
            <text:p>18.8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333333333333">
            <text:p>0.1333333333</text:p>
          </table:table-cell>
          <table:table-cell table:formula="of:=[.F17]*100" office:value-type="float" office:value="13.333333333333">
            <text:p>13.3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2133333333333">
            <text:p>0.1213333333</text:p>
          </table:table-cell>
          <table:table-cell table:formula="of:=[.F18]*100" office:value-type="float" office:value="12.133333333333">
            <text:p>12.1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733333333333">
            <text:p>0.1373333333</text:p>
          </table:table-cell>
          <table:table-cell table:formula="of:=[.F19]*100" office:value-type="float" office:value="13.733333333333">
            <text:p>13.7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2533333333333">
            <text:p>0.1253333333</text:p>
          </table:table-cell>
          <table:table-cell table:formula="of:=[.F20]*100" office:value-type="float" office:value="12.533333333333">
            <text:p>12.5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266666666667">
            <text:p>0.1326666667</text:p>
          </table:table-cell>
          <table:table-cell table:formula="of:=[.F21]*100" office:value-type="float" office:value="13.266666666667">
            <text:p>13.2666666667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7466666666667">
            <text:p>0.1746666667</text:p>
          </table:table-cell>
          <table:table-cell table:formula="of:=[.F22]*100" office:value-type="float" office:value="17.466666666667">
            <text:p>17.4666666667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2">
            <text:p>0.82</text:p>
          </table:table-cell>
          <table:table-cell table:formula="of:=[.F23]*100" office:value-type="float" office:value="82">
            <text:p>82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9">
            <text:p>0.69</text:p>
          </table:table-cell>
          <table:table-cell table:formula="of:=[.F24]*100" office:value-type="float" office:value="69">
            <text:p>69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4666666666667">
            <text:p>0.4466666667</text:p>
          </table:table-cell>
          <table:table-cell table:formula="of:=[.F25]*100" office:value-type="float" office:value="44.666666666667">
            <text:p>44.666666666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table:formula="of:=[.F26]*100" office:value-type="float" office:value="27">
            <text:p>2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4466666666667">
            <text:p>0.1446666667</text:p>
          </table:table-cell>
          <table:table-cell table:formula="of:=[.F27]*100" office:value-type="float" office:value="14.466666666667">
            <text:p>14.466666666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88">
            <text:p>0.088</text:p>
          </table:table-cell>
          <table:table-cell table:formula="of:=[.F28]*100" office:value-type="float" office:value="8.8">
            <text:p>8.8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86">
            <text:p>0.086</text:p>
          </table:table-cell>
          <table:table-cell table:formula="of:=[.F29]*100" office:value-type="float" office:value="8.6">
            <text:p>8.6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8666666666667">
            <text:p>0.0786666667</text:p>
          </table:table-cell>
          <table:table-cell table:formula="of:=[.F30]*100" office:value-type="float" office:value="7.8666666666667">
            <text:p>7.866666666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2">
            <text:p>0.072</text:p>
          </table:table-cell>
          <table:table-cell table:formula="of:=[.F31]*100" office:value-type="float" office:value="7.2">
            <text:p>7.2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4666666666667">
            <text:p>0.0746666667</text:p>
          </table:table-cell>
          <table:table-cell table:formula="of:=[.F32]*100" office:value-type="float" office:value="7.4666666666667">
            <text:p>7.466666666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8">
            <text:p>0.08</text:p>
          </table:table-cell>
          <table:table-cell table:formula="of:=[.F33]*100" office:value-type="float" office:value="8">
            <text:p>8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2466666666667">
            <text:p>0.8246666667</text:p>
          </table:table-cell>
          <table:table-cell table:formula="of:=[.F34]*100" office:value-type="float" office:value="82.466666666667">
            <text:p>82.4666666667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84">
            <text:p>0.684</text:p>
          </table:table-cell>
          <table:table-cell table:formula="of:=[.F35]*100" office:value-type="float" office:value="68.4">
            <text:p>68.4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4133333333333">
            <text:p>0.4413333333</text:p>
          </table:table-cell>
          <table:table-cell table:formula="of:=[.F36]*100" office:value-type="float" office:value="44.133333333333">
            <text:p>44.1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5266666666667">
            <text:p>0.2526666667</text:p>
          </table:table-cell>
          <table:table-cell table:formula="of:=[.F37]*100" office:value-type="float" office:value="25.266666666667">
            <text:p>25.2666666667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42">
            <text:p>0.142</text:p>
          </table:table-cell>
          <table:table-cell table:formula="of:=[.F38]*100" office:value-type="float" office:value="14.2">
            <text:p>14.2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9333333333333">
            <text:p>0.0793333333</text:p>
          </table:table-cell>
          <table:table-cell table:formula="of:=[.F39]*100" office:value-type="float" office:value="7.9333333333333">
            <text:p>7.9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8">
            <text:p>0.068</text:p>
          </table:table-cell>
          <table:table-cell table:formula="of:=[.F40]*100" office:value-type="float" office:value="6.8">
            <text:p>6.8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9333333333333">
            <text:p>0.0593333333</text:p>
          </table:table-cell>
          <table:table-cell table:formula="of:=[.F41]*100" office:value-type="float" office:value="5.9333333333333">
            <text:p>5.9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2666666666667">
            <text:p>0.0526666667</text:p>
          </table:table-cell>
          <table:table-cell table:formula="of:=[.F42]*100" office:value-type="float" office:value="5.2666666666667">
            <text:p>5.2666666667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1333333333333">
            <text:p>0.0613333333</text:p>
          </table:table-cell>
          <table:table-cell table:formula="of:=[.F43]*100" office:value-type="float" office:value="6.1333333333333">
            <text:p>6.1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5333333333333">
            <text:p>0.0653333333</text:p>
          </table:table-cell>
          <table:table-cell table:formula="of:=[.F44]*100" office:value-type="float" office:value="6.5333333333333">
            <text:p>6.5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22">
            <text:p>0.822</text:p>
          </table:table-cell>
          <table:table-cell table:formula="of:=[.F45]*100" office:value-type="float" office:value="82.2">
            <text:p>82.2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98">
            <text:p>0.698</text:p>
          </table:table-cell>
          <table:table-cell table:formula="of:=[.F46]*100" office:value-type="float" office:value="69.8">
            <text:p>69.8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3533333333333">
            <text:p>0.4353333333</text:p>
          </table:table-cell>
          <table:table-cell table:formula="of:=[.F47]*100" office:value-type="float" office:value="43.533333333333">
            <text:p>43.5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5533333333333">
            <text:p>0.2553333333</text:p>
          </table:table-cell>
          <table:table-cell table:formula="of:=[.F48]*100" office:value-type="float" office:value="25.533333333333">
            <text:p>25.5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4">
            <text:p>0.134</text:p>
          </table:table-cell>
          <table:table-cell table:formula="of:=[.F49]*100" office:value-type="float" office:value="13.4">
            <text:p>13.4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2666666666666">
            <text:p>0.0726666667</text:p>
          </table:table-cell>
          <table:table-cell table:formula="of:=[.F50]*100" office:value-type="float" office:value="7.2666666666666">
            <text:p>7.2666666667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3333333333333">
            <text:p>0.0533333333</text:p>
          </table:table-cell>
          <table:table-cell table:formula="of:=[.F51]*100" office:value-type="float" office:value="5.3333333333333">
            <text:p>5.3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8666666666667">
            <text:p>0.0586666667</text:p>
          </table:table-cell>
          <table:table-cell table:formula="of:=[.F52]*100" office:value-type="float" office:value="5.8666666666667">
            <text:p>5.8666666667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1333333333333">
            <text:p>0.0513333333</text:p>
          </table:table-cell>
          <table:table-cell table:formula="of:=[.F53]*100" office:value-type="float" office:value="5.1333333333333">
            <text:p>5.1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4">
            <text:p>0.064</text:p>
          </table:table-cell>
          <table:table-cell table:formula="of:=[.F54]*100" office:value-type="float" office:value="6.4">
            <text:p>6.4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7333333333333">
            <text:p>0.0573333333</text:p>
          </table:table-cell>
          <table:table-cell table:formula="of:=[.F55]*100" office:value-type="float" office:value="5.7333333333333">
            <text:p>5.7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34">
            <text:p>0.834</text:p>
          </table:table-cell>
          <table:table-cell table:formula="of:=[.F56]*100" office:value-type="float" office:value="83.4">
            <text:p>83.4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84">
            <text:p>0.684</text:p>
          </table:table-cell>
          <table:table-cell table:formula="of:=[.F57]*100" office:value-type="float" office:value="68.4">
            <text:p>68.4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3866666666667">
            <text:p>0.4386666667</text:p>
          </table:table-cell>
          <table:table-cell table:formula="of:=[.F58]*100" office:value-type="float" office:value="43.866666666667">
            <text:p>43.8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6466666666667">
            <text:p>0.2646666667</text:p>
          </table:table-cell>
          <table:table-cell table:formula="of:=[.F59]*100" office:value-type="float" office:value="26.466666666667">
            <text:p>26.4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666666666667">
            <text:p>0.1366666667</text:p>
          </table:table-cell>
          <table:table-cell table:formula="of:=[.F60]*100" office:value-type="float" office:value="13.666666666667">
            <text:p>13.6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8666666666666">
            <text:p>0.0686666667</text:p>
          </table:table-cell>
          <table:table-cell table:formula="of:=[.F61]*100" office:value-type="float" office:value="6.8666666666666">
            <text:p>6.8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1333333333333">
            <text:p>0.0613333333</text:p>
          </table:table-cell>
          <table:table-cell table:formula="of:=[.F62]*100" office:value-type="float" office:value="6.1333333333333">
            <text:p>6.1333333333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9333333333333">
            <text:p>0.0593333333</text:p>
          </table:table-cell>
          <table:table-cell table:formula="of:=[.F63]*100" office:value-type="float" office:value="5.9333333333333">
            <text:p>5.9333333333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46666666666667">
            <text:p>0.0466666667</text:p>
          </table:table-cell>
          <table:table-cell table:formula="of:=[.F64]*100" office:value-type="float" office:value="4.6666666666667">
            <text:p>4.6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8">
            <text:p>0.058</text:p>
          </table:table-cell>
          <table:table-cell table:formula="of:=[.F65]*100" office:value-type="float" office:value="5.8">
            <text:p>5.8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2666666666667">
            <text:p>0.0626666667</text:p>
          </table:table-cell>
          <table:table-cell table:formula="of:=[.F66]*100" office:value-type="float" office:value="6.2666666666667">
            <text:p>6.2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83466666666667">
            <text:p>0.8346666667</text:p>
          </table:table-cell>
          <table:table-cell table:formula="of:=[.F67]*100" office:value-type="float" office:value="83.466666666667">
            <text:p>83.4666666667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72466666666667">
            <text:p>0.7246666667</text:p>
          </table:table-cell>
          <table:table-cell table:formula="of:=[.F68]*100" office:value-type="float" office:value="72.466666666667">
            <text:p>72.4666666667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528">
            <text:p>0.528</text:p>
          </table:table-cell>
          <table:table-cell table:formula="of:=[.F69]*100" office:value-type="float" office:value="52.8">
            <text:p>52.8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33133333333333">
            <text:p>0.3313333333</text:p>
          </table:table-cell>
          <table:table-cell table:formula="of:=[.F70]*100" office:value-type="float" office:value="33.133333333333">
            <text:p>33.1333333333</text:p>
          </table:table-cell>
          <table:table-cell office:value-type="string">
            <text:p>10-RBF</text:p>
          </table:table-cell>
          <table:table-cell>
            <draw:frame table:end-cell-address="Sheet1.T107" table:end-x="0.7138in" table:end-y="0.1331in" draw:z-index="0" draw:style-name="gr1" draw:text-style-name="P1" svg:width="9.7827in" svg:height="6.1547in" svg:x="0.7106in" svg:y="0.122in">
              <draw:object draw:notify-on-update-of-ranges="Sheet1.A1:Sheet1.A11 Sheet1.H1:Sheet1.H1 Sheet1.G1:Sheet1.G11 Sheet1.H12:Sheet1.H12 Sheet1.G12:Sheet1.G22 Sheet1.A1:Sheet1.A11 Sheet1.H23:Sheet1.H23 Sheet1.G23:Sheet1.G33 Sheet1.A1:Sheet1.A11 Sheet1.H34:Sheet1.H34 Sheet1.G34:Sheet1.G44 Sheet1.A1:Sheet1.A11 Sheet1.H45:Sheet1.H45 Sheet1.G45:Sheet1.G55 Sheet1.A1:Sheet1.A11 Sheet1.H56:Sheet1.H56 Sheet1.G56:Sheet1.G66 Sheet1.A1:Sheet1.A11 Sheet1.H67:Sheet1.H67 Sheet1.G67:Sheet1.G77 Sheet1.A1:Sheet1.A11 Sheet1.H78:Sheet1.H78 Sheet1.G78:Sheet1.G88 Sheet1.A1:Sheet1.A11 Sheet1.H89:Sheet1.H89 Sheet1.G89:Sheet1.G99 Sheet1.A1:Sheet1.A11 Sheet1.H100:Sheet1.H100 Sheet1.G100:Sheet1.G110 Sheet1.A1:Sheet1.A11 Sheet1.H111:Sheet1.H111 Sheet1.G111:Sheet1.G121 Sheet1.A1:Sheet1.A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196">
            <text:p>0.196</text:p>
          </table:table-cell>
          <table:table-cell table:formula="of:=[.F71]*100" office:value-type="float" office:value="19.6">
            <text:p>19.6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12266666666667">
            <text:p>0.1226666667</text:p>
          </table:table-cell>
          <table:table-cell table:formula="of:=[.F72]*100" office:value-type="float" office:value="12.266666666667">
            <text:p>12.2666666667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14333333333333">
            <text:p>0.1433333333</text:p>
          </table:table-cell>
          <table:table-cell table:formula="of:=[.F73]*100" office:value-type="float" office:value="14.333333333333">
            <text:p>14.3333333333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23133333333333">
            <text:p>0.2313333333</text:p>
          </table:table-cell>
          <table:table-cell table:formula="of:=[.F74]*100" office:value-type="float" office:value="23.133333333333">
            <text:p>23.1333333333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96133333333333">
            <text:p>0.9613333333</text:p>
          </table:table-cell>
          <table:table-cell table:formula="of:=[.F75]*100" office:value-type="float" office:value="96.133333333333">
            <text:p>96.1333333333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066666666667">
            <text:p>0.9606666667</text:p>
          </table:table-cell>
          <table:table-cell table:formula="of:=[.F76]*100" office:value-type="float" office:value="96.066666666667">
            <text:p>96.0666666667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133333333333">
            <text:p>0.9613333333</text:p>
          </table:table-cell>
          <table:table-cell table:formula="of:=[.F77]*100" office:value-type="float" office:value="96.133333333333">
            <text:p>96.1333333333</text:p>
          </table:table-cell>
          <table:table-cell office:value-type="string">
            <text:p>10-RBF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842">
            <text:p>0.842</text:p>
          </table:table-cell>
          <table:table-cell table:formula="of:=[.F78]*100" office:value-type="float" office:value="84.2">
            <text:p>84.2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69733333333333">
            <text:p>0.6973333333</text:p>
          </table:table-cell>
          <table:table-cell table:formula="of:=[.F79]*100" office:value-type="float" office:value="69.733333333333">
            <text:p>69.7333333333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51066666666667">
            <text:p>0.5106666667</text:p>
          </table:table-cell>
          <table:table-cell table:formula="of:=[.F80]*100" office:value-type="float" office:value="51.066666666667">
            <text:p>51.0666666667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28933333333333">
            <text:p>0.2893333333</text:p>
          </table:table-cell>
          <table:table-cell table:formula="of:=[.F81]*100" office:value-type="float" office:value="28.933333333333">
            <text:p>28.9333333333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17266666666667">
            <text:p>0.1726666667</text:p>
          </table:table-cell>
          <table:table-cell table:formula="of:=[.F82]*100" office:value-type="float" office:value="17.266666666667">
            <text:p>17.2666666667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92">
            <text:p>0.092</text:p>
          </table:table-cell>
          <table:table-cell table:formula="of:=[.F83]*100" office:value-type="float" office:value="9.2">
            <text:p>9.2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78666666666667">
            <text:p>0.0786666667</text:p>
          </table:table-cell>
          <table:table-cell table:formula="of:=[.F84]*100" office:value-type="float" office:value="7.8666666666667">
            <text:p>7.8666666667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95333333333333">
            <text:p>0.0953333333</text:p>
          </table:table-cell>
          <table:table-cell table:formula="of:=[.F85]*100" office:value-type="float" office:value="9.5333333333333">
            <text:p>9.5333333333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80933333333334">
            <text:p>0.8093333333</text:p>
          </table:table-cell>
          <table:table-cell table:formula="of:=[.F86]*100" office:value-type="float" office:value="80.933333333334">
            <text:p>80.9333333333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066666666667">
            <text:p>0.9606666667</text:p>
          </table:table-cell>
          <table:table-cell table:formula="of:=[.F87]*100" office:value-type="float" office:value="96.066666666667">
            <text:p>96.0666666667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2">
            <text:p>0.962</text:p>
          </table:table-cell>
          <table:table-cell table:formula="of:=[.F88]*100" office:value-type="float" office:value="96.2">
            <text:p>96.2</text:p>
          </table:table-cell>
          <table:table-cell office:value-type="string">
            <text:p>20-RBF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83">
            <text:p>0.83</text:p>
          </table:table-cell>
          <table:table-cell table:formula="of:=[.F89]*100" office:value-type="float" office:value="83">
            <text:p>83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71733333333334">
            <text:p>0.7173333333</text:p>
          </table:table-cell>
          <table:table-cell table:formula="of:=[.F90]*100" office:value-type="float" office:value="71.733333333334">
            <text:p>71.7333333333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47533333333333">
            <text:p>0.4753333333</text:p>
          </table:table-cell>
          <table:table-cell table:formula="of:=[.F91]*100" office:value-type="float" office:value="47.533333333333">
            <text:p>47.5333333333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272">
            <text:p>0.272</text:p>
          </table:table-cell>
          <table:table-cell table:formula="of:=[.F92]*100" office:value-type="float" office:value="27.2">
            <text:p>27.2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178">
            <text:p>0.178</text:p>
          </table:table-cell>
          <table:table-cell table:formula="of:=[.F93]*100" office:value-type="float" office:value="17.8">
            <text:p>17.8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75333333333333">
            <text:p>0.0753333333</text:p>
          </table:table-cell>
          <table:table-cell table:formula="of:=[.F94]*100" office:value-type="float" office:value="7.5333333333333">
            <text:p>7.5333333333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69333333333333">
            <text:p>0.0693333333</text:p>
          </table:table-cell>
          <table:table-cell table:formula="of:=[.F95]*100" office:value-type="float" office:value="6.9333333333333">
            <text:p>6.9333333333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74666666666667">
            <text:p>0.0746666667</text:p>
          </table:table-cell>
          <table:table-cell table:formula="of:=[.F96]*100" office:value-type="float" office:value="7.4666666666667">
            <text:p>7.4666666667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25066666666667">
            <text:p>0.2506666667</text:p>
          </table:table-cell>
          <table:table-cell table:formula="of:=[.F97]*100" office:value-type="float" office:value="25.066666666667">
            <text:p>25.0666666667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266666666667">
            <text:p>0.9626666667</text:p>
          </table:table-cell>
          <table:table-cell table:formula="of:=[.F98]*100" office:value-type="float" office:value="96.266666666667">
            <text:p>96.2666666667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266666666667">
            <text:p>0.9626666667</text:p>
          </table:table-cell>
          <table:table-cell table:formula="of:=[.F99]*100" office:value-type="float" office:value="96.266666666667">
            <text:p>96.2666666667</text:p>
          </table:table-cell>
          <table:table-cell office:value-type="string">
            <text:p>40-RBF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84466666666667">
            <text:p>0.8446666667</text:p>
          </table:table-cell>
          <table:table-cell table:formula="of:=[.F100]*100" office:value-type="float" office:value="84.466666666667">
            <text:p>84.4666666667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70266666666667">
            <text:p>0.7026666667</text:p>
          </table:table-cell>
          <table:table-cell table:formula="of:=[.F101]*100" office:value-type="float" office:value="70.266666666667">
            <text:p>70.2666666667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46933333333333">
            <text:p>0.4693333333</text:p>
          </table:table-cell>
          <table:table-cell table:formula="of:=[.F102]*100" office:value-type="float" office:value="46.933333333333">
            <text:p>46.9333333333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25666666666667">
            <text:p>0.2566666667</text:p>
          </table:table-cell>
          <table:table-cell table:formula="of:=[.F103]*100" office:value-type="float" office:value="25.666666666667">
            <text:p>25.6666666667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142">
            <text:p>0.142</text:p>
          </table:table-cell>
          <table:table-cell table:formula="of:=[.F104]*100" office:value-type="float" office:value="14.2">
            <text:p>14.2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80666666666667">
            <text:p>0.0806666667</text:p>
          </table:table-cell>
          <table:table-cell table:formula="of:=[.F105]*100" office:value-type="float" office:value="8.0666666666667">
            <text:p>8.0666666667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6">
            <text:p>0.06</text:p>
          </table:table-cell>
          <table:table-cell table:formula="of:=[.F106]*100" office:value-type="float" office:value="6">
            <text:p>6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82666666666667">
            <text:p>0.0826666667</text:p>
          </table:table-cell>
          <table:table-cell table:formula="of:=[.F107]*100" office:value-type="float" office:value="8.2666666666667">
            <text:p>8.2666666667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91733333333333">
            <text:p>0.9173333333</text:p>
          </table:table-cell>
          <table:table-cell table:formula="of:=[.F108]*100" office:value-type="float" office:value="91.733333333333">
            <text:p>91.7333333333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133333333333">
            <text:p>0.9613333333</text:p>
          </table:table-cell>
          <table:table-cell table:formula="of:=[.F109]*100" office:value-type="float" office:value="96.133333333333">
            <text:p>96.1333333333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133333333333">
            <text:p>0.9613333333</text:p>
          </table:table-cell>
          <table:table-cell table:formula="of:=[.F110]*100" office:value-type="float" office:value="96.133333333333">
            <text:p>96.1333333333</text:p>
          </table:table-cell>
          <table:table-cell office:value-type="string">
            <text:p>80-RBF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84666666666667">
            <text:p>0.8466666667</text:p>
          </table:table-cell>
          <table:table-cell table:formula="of:=[.F111]*100" office:value-type="float" office:value="84.666666666667">
            <text:p>84.6666666667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712">
            <text:p>0.712</text:p>
          </table:table-cell>
          <table:table-cell table:formula="of:=[.F112]*100" office:value-type="float" office:value="71.2">
            <text:p>71.2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46066666666667">
            <text:p>0.4606666667</text:p>
          </table:table-cell>
          <table:table-cell table:formula="of:=[.F113]*100" office:value-type="float" office:value="46.066666666667">
            <text:p>46.0666666667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28133333333333">
            <text:p>0.2813333333</text:p>
          </table:table-cell>
          <table:table-cell table:formula="of:=[.F114]*100" office:value-type="float" office:value="28.133333333333">
            <text:p>28.1333333333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14733333333333">
            <text:p>0.1473333333</text:p>
          </table:table-cell>
          <table:table-cell table:formula="of:=[.F115]*100" office:value-type="float" office:value="14.733333333333">
            <text:p>14.7333333333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78">
            <text:p>0.078</text:p>
          </table:table-cell>
          <table:table-cell table:formula="of:=[.F116]*100" office:value-type="float" office:value="7.8">
            <text:p>7.8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62">
            <text:p>0.062</text:p>
          </table:table-cell>
          <table:table-cell table:formula="of:=[.F117]*100" office:value-type="float" office:value="6.2">
            <text:p>6.2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059333333333333">
            <text:p>0.0593333333</text:p>
          </table:table-cell>
          <table:table-cell table:formula="of:=[.F118]*100" office:value-type="float" office:value="5.9333333333333">
            <text:p>5.9333333333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30">
            <text:p>30</text:p>
          </table:table-cell>
          <table:table-cell office:value-type="float" office:value="0.96133333333333">
            <text:p>0.9613333333</text:p>
          </table:table-cell>
          <table:table-cell table:formula="of:=[.F119]*100" office:value-type="float" office:value="96.133333333333">
            <text:p>96.1333333333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133333333333">
            <text:p>0.9613333333</text:p>
          </table:table-cell>
          <table:table-cell table:formula="of:=[.F120]*100" office:value-type="float" office:value="96.133333333333">
            <text:p>96.1333333333</text:p>
          </table:table-cell>
          <table:table-cell office:value-type="string">
            <text:p>100-RBF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00">
            <text:p>100</text:p>
          </table:table-cell>
          <table:table-cell office:value-type="float" office:value="0.1">
            <text:p>0.1</text:p>
          </table:table-cell>
          <table:table-cell office:value-type="float" office:value="-2.5">
            <text:p>-2.5</text:p>
          </table:table-cell>
          <table:table-cell office:value-type="float" office:value="30">
            <text:p>30</text:p>
          </table:table-cell>
          <table:table-cell office:value-type="float" office:value="0.96133333333333">
            <text:p>0.9613333333</text:p>
          </table:table-cell>
          <table:table-cell table:formula="of:=[.F121]*100" office:value-type="float" office:value="96.133333333333">
            <text:p>96.1333333333</text:p>
          </table:table-cell>
          <table:table-cell office:value-type="string">
            <text:p>100-RBF</text:p>
          </table:table-cell>
          <table:table-cell/>
        </table:table-row>
      </table:table>
      <table:database-ranges>
        <table:database-range table:target-range-address="Sheet1.A1:Sheet1.H66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11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1:40:17</dc:date>
    <meta:generator>OpenOffice.org/3.4$Unix OpenOffice.org_project/340m1$Build-9590</meta:generator>
    <meta:editing-duration>PT10H7M22S</meta:editing-duration>
    <meta:editing-cycles>2</meta:editing-cycles>
    <meta:document-statistic meta:table-count="1" meta:cell-count="9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1cm" chart:symbol-height="0.1cm">
        <chart:symbol-image/>
      </style:chart-properties>
      <style:graphic-properties svg:stroke-width="0.025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>
        <chart:symbol-image xlink:href="Pictures/2000000D000000DD000000DD305D4BF5.svm" xlink:type="simple" xlink:actuate="onLoad"/>
      </style:chart-properties>
      <style:graphic-properties svg:stroke-width="0.025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cm" chart:symbol-height="0.1cm">
        <chart:symbol-image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cm" chart:symbol-height="0.1cm">
        <chart:symbol-image/>
      </style:chart-properties>
      <style:graphic-properties svg:stroke-width="0.02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1cm" chart:symbol-height="0.1cm">
        <chart:symbol-image xlink:href="Pictures/2000000D000000DD000000DD3112C6A4.svm" xlink:type="simple" xlink:actuate="onLoad"/>
      </style:chart-properties>
      <style:graphic-properties svg:stroke-width="0.025cm" svg:stroke-color="#00dcff" draw:fill-color="#00dc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1cm" chart:symbol-height="0.1cm">
        <chart:symbol-image/>
      </style:chart-properties>
      <style:graphic-properties svg:stroke-width="0.02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25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25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svg:stroke-width="0.025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49cm" svg:height="15.634cm" xlink:href=".." xlink:type="simple" chart:class="chart:scatter" chart:style-name="ch1">
        <chart:legend chart:legend-position="end" svg:x="21.75cm" svg:y="5.05cm" style:legend-expansion="high" chart:style-name="ch2"/>
        <chart:plot-area chart:style-name="ch3" table:cell-range-address="Sheet1.A1:Sheet1.A11 Sheet1.H1:Sheet1.H1 Sheet1.G1:Sheet1.G121 Sheet1.H12:Sheet1.H12 Sheet1.H23:Sheet1.H23 Sheet1.H34:Sheet1.H34 Sheet1.H45:Sheet1.H45 Sheet1.H56:Sheet1.H56 Sheet1.H67:Sheet1.H67 Sheet1.H78:Sheet1.H78 Sheet1.H89:Sheet1.H89 Sheet1.H100:Sheet1.H100 Sheet1.H111:Sheet1.H111" chart:data-source-has-labels="row" svg:x="0.263cm" svg:y="2.12cm" svg:width="19.811cm" svg:height="13.518cm">
          <chartooo:coordinate-region svg:x="1.114cm" svg:y="2.317cm" svg:width="18.566cm" svg:height="12.6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:Sheet1.G11" chart:label-cell-address="Sheet1.H1:Sheet1.H1" chart:class="chart:scatter">
            <chart:domain table:cell-range-address="Sheet1.A1:Sheet1.A11"/>
            <chart:data-point chart:repeated="11"/>
          </chart:series>
          <chart:series chart:style-name="ch8" chart:values-cell-range-address="Sheet1.G12:Sheet1.G22" chart:label-cell-address="Sheet1.H12:Sheet1.H12" chart:class="chart:scatter">
            <chart:data-point chart:repeated="11"/>
          </chart:series>
          <chart:series chart:style-name="ch9" chart:values-cell-range-address="Sheet1.G23:Sheet1.G33" chart:label-cell-address="Sheet1.H23:Sheet1.H23" chart:class="chart:scatter">
            <chart:data-point chart:repeated="11"/>
          </chart:series>
          <chart:series chart:style-name="ch10" chart:values-cell-range-address="Sheet1.G34:Sheet1.G44" chart:label-cell-address="Sheet1.H34:Sheet1.H34" chart:class="chart:scatter">
            <chart:data-point chart:repeated="11"/>
          </chart:series>
          <chart:series chart:style-name="ch7" chart:values-cell-range-address="Sheet1.G45:Sheet1.G55" chart:label-cell-address="Sheet1.H45:Sheet1.H45" chart:class="chart:scatter">
            <chart:data-point chart:repeated="11"/>
          </chart:series>
          <chart:series chart:style-name="ch11" chart:values-cell-range-address="Sheet1.G56:Sheet1.G66" chart:label-cell-address="Sheet1.H56:Sheet1.H56" chart:class="chart:scatter">
            <chart:data-point chart:repeated="11"/>
          </chart:series>
          <chart:series chart:style-name="ch12" chart:values-cell-range-address="Sheet1.G67:Sheet1.G77" chart:label-cell-address="Sheet1.H67:Sheet1.H67" chart:class="chart:scatter">
            <chart:data-point chart:repeated="11"/>
          </chart:series>
          <chart:series chart:style-name="ch13" chart:values-cell-range-address="Sheet1.G78:Sheet1.G88" chart:label-cell-address="Sheet1.H78:Sheet1.H78" chart:class="chart:scatter">
            <chart:data-point chart:repeated="11"/>
          </chart:series>
          <chart:series chart:style-name="ch14" chart:values-cell-range-address="Sheet1.G89:Sheet1.G99" chart:label-cell-address="Sheet1.H89:Sheet1.H89" chart:class="chart:scatter">
            <chart:data-point chart:repeated="11"/>
          </chart:series>
          <chart:series chart:style-name="ch15" chart:values-cell-range-address="Sheet1.G100:Sheet1.G110" chart:label-cell-address="Sheet1.H100:Sheet1.H100" chart:class="chart:scatter">
            <chart:data-point chart:repeated="11"/>
          </chart:series>
          <chart:series chart:style-name="ch16" chart:values-cell-range-address="Sheet1.G111:Sheet1.G121" chart:label-cell-address="Sheet1.H111:Sheet1.H11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Reg</text:p>
                <draw:g>
                  <svg:desc>Sheet1.H1:Sheet1.H1</svg:desc>
                </draw:g>
              </table:table-cell>
              <table:table-cell office:value-type="string">
                <text:p>10-2LvLin</text:p>
                <draw:g>
                  <svg:desc>Sheet1.H12:Sheet1.H12</svg:desc>
                </draw:g>
              </table:table-cell>
              <table:table-cell office:value-type="string">
                <text:p>20-2LvLin</text:p>
                <draw:g>
                  <svg:desc>Sheet1.H23:Sheet1.H23</svg:desc>
                </draw:g>
              </table:table-cell>
              <table:table-cell office:value-type="string">
                <text:p>40-2LvLin</text:p>
                <draw:g>
                  <svg:desc>Sheet1.H34:Sheet1.H34</svg:desc>
                </draw:g>
              </table:table-cell>
              <table:table-cell office:value-type="string">
                <text:p>80-2LvLin</text:p>
                <draw:g>
                  <svg:desc>Sheet1.H45:Sheet1.H45</svg:desc>
                </draw:g>
              </table:table-cell>
              <table:table-cell office:value-type="string">
                <text:p>100-2LvLin</text:p>
                <draw:g>
                  <svg:desc>Sheet1.H56:Sheet1.H56</svg:desc>
                </draw:g>
              </table:table-cell>
              <table:table-cell office:value-type="string">
                <text:p>10-RBF</text:p>
                <draw:g>
                  <svg:desc>Sheet1.H67:Sheet1.H67</svg:desc>
                </draw:g>
              </table:table-cell>
              <table:table-cell office:value-type="string">
                <text:p>20-RBF</text:p>
                <draw:g>
                  <svg:desc>Sheet1.H78:Sheet1.H78</svg:desc>
                </draw:g>
              </table:table-cell>
              <table:table-cell office:value-type="string">
                <text:p>40-RBF</text:p>
                <draw:g>
                  <svg:desc>Sheet1.H89:Sheet1.H89</svg:desc>
                </draw:g>
              </table:table-cell>
              <table:table-cell office:value-type="string">
                <text:p>80-RBF</text:p>
                <draw:g>
                  <svg:desc>Sheet1.H100:Sheet1.H100</svg:desc>
                </draw:g>
              </table:table-cell>
              <table:table-cell office:value-type="string">
                <text:p>100-RBF</text:p>
                <draw:g>
                  <svg:desc>Sheet1.H111:Sheet1.H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1</svg:desc>
                </draw:g>
              </table:table-cell>
              <table:table-cell office:value-type="float" office:value="93.666666666667">
                <text:p>93.666666666667</text:p>
                <draw:g>
                  <svg:desc>Sheet1.G1:Sheet1.G11</svg:desc>
                </draw:g>
              </table:table-cell>
              <table:table-cell office:value-type="float" office:value="80.933333333334">
                <text:p>80.933333333334</text:p>
                <draw:g>
                  <svg:desc>Sheet1.G12:Sheet1.G22</svg:desc>
                </draw:g>
              </table:table-cell>
              <table:table-cell office:value-type="float" office:value="82">
                <text:p>82</text:p>
                <draw:g>
                  <svg:desc>Sheet1.G23:Sheet1.G33</svg:desc>
                </draw:g>
              </table:table-cell>
              <table:table-cell office:value-type="float" office:value="82.466666666667">
                <text:p>82.466666666667</text:p>
                <draw:g>
                  <svg:desc>Sheet1.G34:Sheet1.G44</svg:desc>
                </draw:g>
              </table:table-cell>
              <table:table-cell office:value-type="float" office:value="82.2">
                <text:p>82.2</text:p>
                <draw:g>
                  <svg:desc>Sheet1.G45:Sheet1.G55</svg:desc>
                </draw:g>
              </table:table-cell>
              <table:table-cell office:value-type="float" office:value="83.4">
                <text:p>83.4</text:p>
                <draw:g>
                  <svg:desc>Sheet1.G56:Sheet1.G66</svg:desc>
                </draw:g>
              </table:table-cell>
              <table:table-cell office:value-type="float" office:value="83.466666666667">
                <text:p>83.466666666667</text:p>
                <draw:g>
                  <svg:desc>Sheet1.G67:Sheet1.G77</svg:desc>
                </draw:g>
              </table:table-cell>
              <table:table-cell office:value-type="float" office:value="84.2">
                <text:p>84.2</text:p>
                <draw:g>
                  <svg:desc>Sheet1.G78:Sheet1.G88</svg:desc>
                </draw:g>
              </table:table-cell>
              <table:table-cell office:value-type="float" office:value="83">
                <text:p>83</text:p>
                <draw:g>
                  <svg:desc>Sheet1.G89:Sheet1.G99</svg:desc>
                </draw:g>
              </table:table-cell>
              <table:table-cell office:value-type="float" office:value="84.466666666667">
                <text:p>84.466666666667</text:p>
                <draw:g>
                  <svg:desc>Sheet1.G100:Sheet1.G110</svg:desc>
                </draw:g>
              </table:table-cell>
              <table:table-cell office:value-type="float" office:value="84.666666666667">
                <text:p>84.666666666667</text:p>
                <draw:g>
                  <svg:desc>Sheet1.G111:Sheet1.G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.866666666667">
                <text:p>87.866666666667</text:p>
              </table:table-cell>
              <table:table-cell office:value-type="float" office:value="68.466666666667">
                <text:p>68.466666666667</text:p>
              </table:table-cell>
              <table:table-cell office:value-type="float" office:value="69">
                <text:p>69</text:p>
              </table:table-cell>
              <table:table-cell office:value-type="float" office:value="68.4">
                <text:p>68.4</text:p>
              </table:table-cell>
              <table:table-cell office:value-type="float" office:value="69.8">
                <text:p>69.8</text:p>
              </table:table-cell>
              <table:table-cell office:value-type="float" office:value="68.4">
                <text:p>68.4</text:p>
              </table:table-cell>
              <table:table-cell office:value-type="float" office:value="72.466666666667">
                <text:p>72.466666666667</text:p>
              </table:table-cell>
              <table:table-cell office:value-type="float" office:value="69.733333333333">
                <text:p>69.733333333333</text:p>
              </table:table-cell>
              <table:table-cell office:value-type="float" office:value="71.733333333334">
                <text:p>71.733333333334</text:p>
              </table:table-cell>
              <table:table-cell office:value-type="float" office:value="70.266666666667">
                <text:p>70.266666666667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1.666666666667">
                <text:p>71.666666666667</text:p>
              </table:table-cell>
              <table:table-cell office:value-type="float" office:value="46.8">
                <text:p>46.8</text:p>
              </table:table-cell>
              <table:table-cell office:value-type="float" office:value="44.666666666667">
                <text:p>44.666666666667</text:p>
              </table:table-cell>
              <table:table-cell office:value-type="float" office:value="44.133333333333">
                <text:p>44.133333333333</text:p>
              </table:table-cell>
              <table:table-cell office:value-type="float" office:value="43.533333333333">
                <text:p>43.533333333333</text:p>
              </table:table-cell>
              <table:table-cell office:value-type="float" office:value="43.866666666667">
                <text:p>43.866666666667</text:p>
              </table:table-cell>
              <table:table-cell office:value-type="float" office:value="52.8">
                <text:p>52.8</text:p>
              </table:table-cell>
              <table:table-cell office:value-type="float" office:value="51.066666666667">
                <text:p>51.066666666667</text:p>
              </table:table-cell>
              <table:table-cell office:value-type="float" office:value="47.533333333333">
                <text:p>47.533333333333</text:p>
              </table:table-cell>
              <table:table-cell office:value-type="float" office:value="46.933333333333">
                <text:p>46.933333333333</text:p>
              </table:table-cell>
              <table:table-cell office:value-type="float" office:value="46.066666666667">
                <text:p>46.0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1.866666666667">
                <text:p>41.866666666667</text:p>
              </table:table-cell>
              <table:table-cell office:value-type="float" office:value="29.066666666667">
                <text:p>29.066666666667</text:p>
              </table:table-cell>
              <table:table-cell office:value-type="float" office:value="27">
                <text:p>27</text:p>
              </table:table-cell>
              <table:table-cell office:value-type="float" office:value="25.266666666667">
                <text:p>25.266666666667</text:p>
              </table:table-cell>
              <table:table-cell office:value-type="float" office:value="25.533333333333">
                <text:p>25.533333333333</text:p>
              </table:table-cell>
              <table:table-cell office:value-type="float" office:value="26.466666666667">
                <text:p>26.466666666667</text:p>
              </table:table-cell>
              <table:table-cell office:value-type="float" office:value="33.133333333333">
                <text:p>33.133333333333</text:p>
              </table:table-cell>
              <table:table-cell office:value-type="float" office:value="28.933333333333">
                <text:p>28.933333333333</text:p>
              </table:table-cell>
              <table:table-cell office:value-type="float" office:value="27.2">
                <text:p>27.2</text:p>
              </table:table-cell>
              <table:table-cell office:value-type="float" office:value="25.666666666667">
                <text:p>25.666666666667</text:p>
              </table:table-cell>
              <table:table-cell office:value-type="float" office:value="28.133333333333">
                <text:p>28.1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5.666666666667">
                <text:p>25.666666666667</text:p>
              </table:table-cell>
              <table:table-cell office:value-type="float" office:value="18.8">
                <text:p>18.8</text:p>
              </table:table-cell>
              <table:table-cell office:value-type="float" office:value="14.466666666667">
                <text:p>14.466666666667</text:p>
              </table:table-cell>
              <table:table-cell office:value-type="float" office:value="14.2">
                <text:p>14.2</text:p>
              </table:table-cell>
              <table:table-cell office:value-type="float" office:value="13.4">
                <text:p>13.4</text:p>
              </table:table-cell>
              <table:table-cell office:value-type="float" office:value="13.666666666667">
                <text:p>13.666666666667</text:p>
              </table:table-cell>
              <table:table-cell office:value-type="float" office:value="19.6">
                <text:p>19.6</text:p>
              </table:table-cell>
              <table:table-cell office:value-type="float" office:value="17.266666666667">
                <text:p>17.266666666667</text:p>
              </table:table-cell>
              <table:table-cell office:value-type="float" office:value="17.8">
                <text:p>17.8</text:p>
              </table:table-cell>
              <table:table-cell office:value-type="float" office:value="14.2">
                <text:p>14.2</text:p>
              </table:table-cell>
              <table:table-cell office:value-type="float" office:value="14.733333333333">
                <text:p>14.7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.4">
                <text:p>12.4</text:p>
              </table:table-cell>
              <table:table-cell office:value-type="float" office:value="13.333333333333">
                <text:p>13.333333333333</text:p>
              </table:table-cell>
              <table:table-cell office:value-type="float" office:value="8.8">
                <text:p>8.8</text:p>
              </table:table-cell>
              <table:table-cell office:value-type="float" office:value="7.9333333333333">
                <text:p>7.9333333333333</text:p>
              </table:table-cell>
              <table:table-cell office:value-type="float" office:value="7.2666666666666">
                <text:p>7.2666666666666</text:p>
              </table:table-cell>
              <table:table-cell office:value-type="float" office:value="6.8666666666666">
                <text:p>6.8666666666666</text:p>
              </table:table-cell>
              <table:table-cell office:value-type="float" office:value="12.266666666667">
                <text:p>12.266666666667</text:p>
              </table:table-cell>
              <table:table-cell office:value-type="float" office:value="9.2">
                <text:p>9.2</text:p>
              </table:table-cell>
              <table:table-cell office:value-type="float" office:value="7.5333333333333">
                <text:p>7.5333333333333</text:p>
              </table:table-cell>
              <table:table-cell office:value-type="float" office:value="8.0666666666667">
                <text:p>8.06666666666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66666666667">
                <text:p>7.8666666666667</text:p>
              </table:table-cell>
              <table:table-cell office:value-type="float" office:value="12.133333333333">
                <text:p>12.133333333333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  <table:table-cell office:value-type="float" office:value="5.3333333333333">
                <text:p>5.3333333333333</text:p>
              </table:table-cell>
              <table:table-cell office:value-type="float" office:value="6.1333333333333">
                <text:p>6.1333333333333</text:p>
              </table:table-cell>
              <table:table-cell office:value-type="float" office:value="14.333333333333">
                <text:p>14.333333333333</text:p>
              </table:table-cell>
              <table:table-cell office:value-type="float" office:value="7.8666666666667">
                <text:p>7.8666666666667</text:p>
              </table:table-cell>
              <table:table-cell office:value-type="float" office:value="6.9333333333333">
                <text:p>6.9333333333333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.6666666666667">
                <text:p>6.6666666666667</text:p>
              </table:table-cell>
              <table:table-cell office:value-type="float" office:value="13.733333333333">
                <text:p>13.733333333333</text:p>
              </table:table-cell>
              <table:table-cell office:value-type="float" office:value="7.8666666666667">
                <text:p>7.8666666666667</text:p>
              </table:table-cell>
              <table:table-cell office:value-type="float" office:value="5.9333333333333">
                <text:p>5.9333333333333</text:p>
              </table:table-cell>
              <table:table-cell office:value-type="float" office:value="5.8666666666667">
                <text:p>5.8666666666667</text:p>
              </table:table-cell>
              <table:table-cell office:value-type="float" office:value="5.9333333333333">
                <text:p>5.9333333333333</text:p>
              </table:table-cell>
              <table:table-cell office:value-type="float" office:value="23.133333333333">
                <text:p>23.133333333333</text:p>
              </table:table-cell>
              <table:table-cell office:value-type="float" office:value="9.5333333333333">
                <text:p>9.5333333333333</text:p>
              </table:table-cell>
              <table:table-cell office:value-type="float" office:value="7.4666666666667">
                <text:p>7.4666666666667</text:p>
              </table:table-cell>
              <table:table-cell office:value-type="float" office:value="8.2666666666667">
                <text:p>8.2666666666667</text:p>
              </table:table-cell>
              <table:table-cell office:value-type="float" office:value="5.9333333333333">
                <text:p>5.9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.2666666666667">
                <text:p>6.2666666666667</text:p>
              </table:table-cell>
              <table:table-cell office:value-type="float" office:value="12.533333333333">
                <text:p>12.533333333333</text:p>
              </table:table-cell>
              <table:table-cell office:value-type="float" office:value="7.2">
                <text:p>7.2</text:p>
              </table:table-cell>
              <table:table-cell office:value-type="float" office:value="5.2666666666667">
                <text:p>5.2666666666667</text:p>
              </table:table-cell>
              <table:table-cell office:value-type="float" office:value="5.1333333333333">
                <text:p>5.1333333333333</text:p>
              </table:table-cell>
              <table:table-cell office:value-type="float" office:value="4.6666666666667">
                <text:p>4.6666666666667</text:p>
              </table:table-cell>
              <table:table-cell office:value-type="float" office:value="96.133333333333">
                <text:p>96.133333333333</text:p>
              </table:table-cell>
              <table:table-cell office:value-type="float" office:value="80.933333333334">
                <text:p>80.933333333334</text:p>
              </table:table-cell>
              <table:table-cell office:value-type="float" office:value="25.066666666667">
                <text:p>25.066666666667</text:p>
              </table:table-cell>
              <table:table-cell office:value-type="float" office:value="91.733333333333">
                <text:p>91.733333333333</text:p>
              </table:table-cell>
              <table:table-cell office:value-type="float" office:value="96.133333333333">
                <text:p>96.1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7.0666666666667">
                <text:p>7.0666666666667</text:p>
              </table:table-cell>
              <table:table-cell office:value-type="float" office:value="13.266666666667">
                <text:p>13.266666666667</text:p>
              </table:table-cell>
              <table:table-cell office:value-type="float" office:value="7.4666666666667">
                <text:p>7.4666666666667</text:p>
              </table:table-cell>
              <table:table-cell office:value-type="float" office:value="6.1333333333333">
                <text:p>6.1333333333333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  <table:table-cell office:value-type="float" office:value="96.066666666667">
                <text:p>96.066666666667</text:p>
              </table:table-cell>
              <table:table-cell office:value-type="float" office:value="96.066666666667">
                <text:p>96.066666666667</text:p>
              </table:table-cell>
              <table:table-cell office:value-type="float" office:value="96.266666666667">
                <text:p>96.266666666667</text:p>
              </table:table-cell>
              <table:table-cell office:value-type="float" office:value="96.133333333333">
                <text:p>96.133333333333</text:p>
              </table:table-cell>
              <table:table-cell office:value-type="float" office:value="96.133333333333">
                <text:p>96.1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7">
                <text:p>617</text:p>
              </table:table-cell>
              <table:table-cell office:value-type="float" office:value="7.6">
                <text:p>7.6</text:p>
              </table:table-cell>
              <table:table-cell office:value-type="float" office:value="17.466666666667">
                <text:p>17.466666666667</text:p>
              </table:table-cell>
              <table:table-cell office:value-type="float" office:value="8">
                <text:p>8</text:p>
              </table:table-cell>
              <table:table-cell office:value-type="float" office:value="6.5333333333333">
                <text:p>6.5333333333333</text:p>
              </table:table-cell>
              <table:table-cell office:value-type="float" office:value="5.7333333333333">
                <text:p>5.7333333333333</text:p>
              </table:table-cell>
              <table:table-cell office:value-type="float" office:value="6.2666666666667">
                <text:p>6.2666666666667</text:p>
              </table:table-cell>
              <table:table-cell office:value-type="float" office:value="96.133333333333">
                <text:p>96.133333333333</text:p>
              </table:table-cell>
              <table:table-cell office:value-type="float" office:value="96.2">
                <text:p>96.2</text:p>
              </table:table-cell>
              <table:table-cell office:value-type="float" office:value="96.266666666667">
                <text:p>96.266666666667</text:p>
              </table:table-cell>
              <table:table-cell office:value-type="float" office:value="96.133333333333">
                <text:p>96.133333333333</text:p>
              </table:table-cell>
              <table:table-cell office:value-type="float" office:value="96.133333333333">
                <text:p>96.1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